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Tahoma, Helvetica, FreeSans, sans-serif"/>
    <style:font-face style:name="Lohit Devanagari1" svg:font-family="'Lohit Devanagari'"/>
    <style:font-face style:name="Arial2" svg:font-family="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95a1" officeooo:paragraph-rsid="001895a1"/>
    </style:style>
    <style:style style:name="P2" style:family="paragraph" style:parent-style-name="Standard">
      <style:text-properties style:font-name="Arial2" fo:font-size="11pt" officeooo:rsid="001895a1" officeooo:paragraph-rsid="001895a1" style:font-size-asian="11pt" style:font-size-complex="11pt"/>
    </style:style>
    <style:style style:name="P3" style:family="paragraph" style:parent-style-name="Standard">
      <style:text-properties style:font-name="Arial2" fo:font-size="11pt" officeooo:paragraph-rsid="001895a1" style:font-size-asian="11pt" style:font-size-complex="11pt"/>
    </style:style>
    <style:style style:name="P4" style:family="paragraph" style:parent-style-name="Standard">
      <style:text-properties style:font-name="Arial2" fo:font-size="11pt" officeooo:rsid="001c33a7" officeooo:paragraph-rsid="001c33a7" style:font-size-asian="11pt" style:font-size-complex="11pt"/>
    </style:style>
    <style:style style:name="P5" style:family="paragraph" style:parent-style-name="Standard">
      <style:text-properties style:font-name="Arial2" fo:font-size="11pt" officeooo:rsid="001e2edd" officeooo:paragraph-rsid="001e2edd" style:font-size-asian="11pt" style:font-size-complex="11pt"/>
    </style:style>
    <style:style style:name="P6" style:family="paragraph" style:parent-style-name="Standard">
      <style:paragraph-properties fo:break-before="page"/>
      <style:text-properties style:font-name="Arial2" fo:font-size="11pt" officeooo:rsid="001c33a7" officeooo:paragraph-rsid="001c33a7" style:font-size-asian="11pt" style:font-size-complex="11pt"/>
    </style:style>
    <style:style style:name="P7" style:family="paragraph" style:parent-style-name="Preformatted_20_Text">
      <style:text-properties style:font-name="Arial2" fo:font-size="11pt" fo:language="es" fo:country="ES" officeooo:paragraph-rsid="001895a1" style:font-size-asian="11pt" style:font-size-complex="11pt"/>
    </style:style>
    <style:style style:name="P8" style:family="paragraph" style:parent-style-name="Preformatted_20_Text">
      <style:text-properties style:font-name="Arial2" fo:font-size="11pt" officeooo:paragraph-rsid="001895a1" style:font-size-asian="11pt" style:font-size-complex="11pt"/>
    </style:style>
    <style:style style:name="T1" style:family="text">
      <style:text-properties officeooo:rsid="001895a1"/>
    </style:style>
    <style:style style:name="T2" style:family="text">
      <style:text-properties fo:language="es" fo:country="ES"/>
    </style:style>
    <style:style style:name="T3" style:family="text">
      <style:text-properties fo:language="es" fo:country="ES" officeooo:rsid="001895a1"/>
    </style:style>
    <style:style style:name="T4" style:family="text">
      <style:text-properties fo:language="es" fo:country="ES" officeooo:rsid="001b8fbd"/>
    </style:style>
    <style:style style:name="T5" style:family="text">
      <style:text-properties fo:language="es" fo:country="ES" officeooo:rsid="001a1cbf"/>
    </style:style>
    <style:style style:name="T6" style:family="text">
      <style:text-properties fo:language="es" fo:country="ES" officeooo:rsid="001e2edd"/>
    </style:style>
    <style:style style:name="T7" style:family="text">
      <style:text-properties officeooo:rsid="001a1cbf"/>
    </style:style>
    <style:style style:name="T8" style:family="text">
      <style:text-properties officeooo:rsid="001b8fbd"/>
    </style:style>
    <style:style style:name="T9" style:family="text">
      <style:text-properties style:font-name="Arial2" fo:font-size="11pt" style:font-size-asian="11pt" style:font-size-complex="11pt"/>
    </style:style>
    <style:style style:name="T10"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Traducido de: </text:span><text:a xlink:type="simple" xlink:href="https://www.engenhariacaseira.com.br/blog/?p=42" text:style-name="Internet_20_link" text:visited-style-name="Visited_20_Internet_20_Link"><text:span text:style-name="T9">https://www.engenhariacaseira.com.br/blog/?p=42</text:span></text:a></text:p>
      <text:p text:style-name="P2"/>
      <text:p text:style-name="P5">En el Horno del LCI se puede usar la función repair para definir el tiempo y la temperatura. El problema es que permite ajustar un sólo periodo de tiempo, por lo que hay que hacer la primer etapa, luego reconfigurar y hacer la segunda (rápido para que no se enfrie). <text:s/></text:p>
      <text:p text:style-name="P2"/>
      <text:p text:style-name="P2">Instrucciones para el uso de la solución activadora:</text:p>
      <text:p text:style-name="P2"/>
      <text:p text:style-name="P3"><text:span text:style-name="T1">1) <text:s/></text:span><text:span text:style-name="T3">Tome el recipiente con la solución activadora, agite bien y deje reposar mientras prepara la placa.</text:span></text:p>
      <text:p text:style-name="P2"/>
      <text:p text:style-name="P3"><text:span text:style-name="T1">2) </text:span><text:span text:style-name="T2"><text:s/>Mientras tanto calienta el horno y </text:span><text:span text:style-name="T6">mantener</text:span><text:span text:style-name="T2"> a 125C. Se recomienda utilizar un termómetro para </text:span><text:span text:style-name="T3">tener una temperatura precisa</text:span><text:span text:style-name="T2">.</text:span></text:p>
      <text:p text:style-name="P2"/>
      <text:p text:style-name="P3"><text:span text:style-name="T1">3) <text:s/></text:span><text:span text:style-name="T2">Frote las caras de </text:span><text:span text:style-name="T3">la placa</text:span><text:span text:style-name="T2"> con lana de acero </text:span><text:span text:style-name="T3">Virulana</text:span><text:span text:style-name="T2"> y enjuague bien con agua. Después de enjuagar, le aconsejo que use un poco de detergente abrasivo CIF y una esponja verde con el lado verde hacia la placa. Enjuague bien y asegúrese de que no queden residuos en los agujeros. Idealmente, debe hacer todo este proceso con guantes de látex para evitar el contacto directo de la piel con la placa y, finalmente, dejar residuos de grasa.</text:span></text:p>
      <text:p text:style-name="P3"/>
      <text:p text:style-name="P7"><text:span text:style-name="T1">4) </text:span>Seque bien <text:span text:style-name="T1">la placa</text:span> con toallas de papel y deje <text:span text:style-name="T1">la placa</text:span> debajo de una toalla de papel mientras prepara la solución.</text:p>
      <text:p text:style-name="P3"/>
      <text:p text:style-name="P8"><text:bookmark text:name="tw-target-text2"/><text:span text:style-name="T2">5</text:span><text:span text:style-name="T4">) </text:span><text:span text:style-name="T2">En un recipiente donde la placa se ajusta horizontalmente, vierta cuidadosamente la solución de activación para que no se formen burbujas en la superficie. El nivel de solución con respecto al fondo del recipiente debe ser de aproximadamente 10 mm. Si hay burbujas, intente agruparlas con un palo de vidrio o palo de madera y arrástrelas hasta el borde del recipiente, lejos de donde se sumergerá </text:span><text:span text:style-name="T5">la placa</text:span><text:span text:style-name="T2">.</text:span></text:p>
      <text:p text:style-name="P3"/>
      <text:p text:style-name="P8"><text:bookmark text:name="tw-target-text3"/><text:span text:style-name="T2">6</text:span><text:span text:style-name="T4">)</text:span><text:span text:style-name="T2"> Sujete la placa horizontalmente con un guante de látex y con la menor cantidad de puntos de contacto posible, sumerja la placa con cuidado en la solución y hunda unos 5 mm. Inmediatamente después, quitar la placa con cuidado y aún manteniéndose horizontal justo por encima de la solución, verifique si hay burbujas en los agujeros. Si es así, sumérjalo nuevamente en la solución. No debe dejar la placa en contacto con la solución por mucho tiempo ya que comenzará a oxidar la placa. Después de verificar los agujeros, coloque la placa verticalmente y simplemente toque un lado de la solución para drenar el exceso en el recipiente. Todos los agujeros deben llenarse con la solución.</text:span></text:p>
      <text:p text:style-name="P3"/>
      <text:p text:style-name="P7"><text:bookmark text:name="tw-target-text4"/>7<text:span text:style-name="T8">)</text:span> Coloque la placa en una <text:span text:style-name="T7">bandeja</text:span> u otro lugar donde pueda estar ligeramente inclinada y preferiblemente sin mantener el contacto entre los agujeros y la parte inferior, y colóquela en el horno precalentado a 125C. Mantener a esta temperatura durante 10 a 15 minutos.</text:p>
      <text:p text:style-name="P3"/>
      <text:p text:style-name="P8"><text:bookmark text:name="tw-target-text5"/><text:span text:style-name="T2">8</text:span><text:span text:style-name="T4">)</text:span><text:span text:style-name="T2"> Eleve la temperatura a 180 ° C y cuando se alcance esta temperatura, manténgala durante 10 a 15 minutos.</text:span></text:p>
      <text:p text:style-name="P3"/>
      <text:p text:style-name="P8"><text:bookmark text:name="tw-target-text6"/><text:span text:style-name="T2">9</text:span><text:span text:style-name="T4">)</text:span><text:span text:style-name="T2"> Apague el horno y deje la puerta ligeramente abierta. Cuando la temperatura baja a 100 ° C, puede quitar la placa.</text:span></text:p>
      <text:p text:style-name="P3"/>
      <text:p text:style-name="P8"><text:bookmark text:name="tw-target-text7"/><text:span text:style-name="T2">10</text:span><text:span text:style-name="T4">)</text:span><text:span text:style-name="T2"> Con una esponja suave y agua limpia, limpie la superficie de la placa para que no tenga residuos. Probablemente se manchará, pero las manchas saldrán en el baño galvánico, lo importante es no obtener residuos que formen relieves. En este momento, el hipofosfito de cobre se pirolizó y con él se depositó una capa delgada de cobre en la pared del agujero. A pesar de ser delgado, el agarre es bastante alto pero frágil, así que limpie la placa con cuidado para no dañar esta película. Si un orificio está completamente cerrado debido a los desechos, puede humedecer bien la esponja y presionar suavemente debajo del orificio para tratar de limpiarlo.</text:span></text:p>
      <text:p text:style-name="P3"/>
      <text:p text:style-name="P8"><text:bookmark text:name="tw-target-text8"/><text:soft-page-break/><text:span text:style-name="T2">11</text:span><text:span text:style-name="T4">)</text:span><text:span text:style-name="T2"> Tome una o más hojas de toallas de papel y presione debajo de </text:span><text:span text:style-name="T5">la placa</text:span><text:span text:style-name="T2"> para secarl</text:span><text:span text:style-name="T5">a</text:span><text:span text:style-name="T2">. Ahora está lista para el baño galvánico.</text:span></text:p>
      <text:p text:style-name="P3"/>
      <text:p text:style-name="P3"/>
      <text:p text:style-name="P3"/>
      <text:p text:style-name="P4">En otra página:</text:p>
      <text:p text:style-name="P4"><text:a xlink:type="simple" xlink:href="https://www.instructables.com/id/Inexpensive-method-of-industrial-level-quality-PCB/" text:style-name="Internet_20_link" text:visited-style-name="Visited_20_Internet_20_Link">https://www.instructables.com/id/Inexpensive-method-of-industrial-level-quality-PCB/</text:a></text:p>
      <text:p text:style-name="P4"/>
      <text:p text:style-name="P4"/>
      <text:p text:style-name="P4"/>
      <text:p text:style-name="P4">1) Preparación de la placa:</text:p>
      <text:p text:style-name="P4"/>
      <text:p text:style-name="P4">Preparation of the laminate is very important step, it actually defines quality of holes after plating, so take special attention to this step.<text:line-break/><text:line-break/>1. Cut laminate to size slightly larger than board size. One edge usually is used for the fixing board during electroplating, so at one side make larger margin. <text:line-break/>2. Drill the board. All drills must be of exact necessary size, there will be no chance to drill hole of larger diameter without destroying copper in hole once hole is plated. Use tungsten carbide drill bits to get clean holes suitable for the plating.<text:line-break/>3. Carefully inspect all holes against the light source and make sure there are no copper chips left in the holes.<text:line-break/>4. Carefully sand copper surface with the flint paper of largest available number (i.e. with the smallest size of abrasive particles) and make sure that there are no copper borders around holes, especially at the opposite side.<text:line-break/>5. Carefully wash the board using dishwashing detergent with soft abrasive, for example Cif or something like that. <text:line-break/>6. Finally carefully rinse the board in water.<text:line-break/>7. Inspect holes again and make sure they are clean.<text:line-break/></text:p>
      <text:p text:style-name="P4"/>
      <text:p text:style-name="P6">2) Activar la superficie</text:p>
      <text:p text:style-name="P4"/>
      <text:p text:style-name="P4"/>
      <text:p text:style-name="P4">WARNING! DO NOT TOUCH BOARD DURING THIS STEP, EVEN IN GLOVES! This may cause problems with the plating.<text:line-break/><text:line-break/>1. Open the container with the activator and slowly put horizontally oriented board into the solution for 2-3 seconds (do not touch the bottom of the container!) and then lift it slightly above the surface of the liquid to let the activator flow down. You'll see that liquid at the board changes its color around the holes. This does mean that activator freely flows through the holes and wets them properly. Check if color is changed around all holes and if not, slowly put board back into solution and immediately lift above the surface. Usually this step need not to be repeated more than twice. If this is not so, then you have problem with the holes, so rinse the board in large amount of water, fix the problem and repeat entire step again. It is not recommended to keep board in the activator more than few seconds because this may result to problems at the further steps.<text:line-break/>2. Once holes are wet, put board off the solution, rotate it vertically and let excessive activator flow down back to container.<text:line-break/>3. Once most of the excessive activator flew down, close the container and distribute remaining activator as uniformly as possible by rotating board.<text:line-break/><text:line-break/>3) Tratamiento térmico:</text:p>
      <text:p text:style-name="P4">To perform this operation you'll need some kind of electric oven. The monitoring and controlling of temperature is necessary.<text:line-break/><text:line-break/>1. Put board into the oven and start heating. When temperature reaches 125 degrees (Celsius) hold it at this level for at least 10 minutes (12-15 minutes highly recommended). <text:line-break/>2. Resume heating until it reaches 175 degrees and hold it at this level for at least 5 minutes (7-8 minutes highly recommended).<text:line-break/>3. Stop heating and open oven but keep board inside until it's temperature crosses point 100 degrees.<text:line-break/><text:line-break/>At this point board has thin copper layer at most surfaces (including holes) covered with thick layer of remaining products of pyrolysis of the activator. All we need to do is just gently remove these products from the board as the next step. </text:p>
      <text:p text:style-name="P4"/>
      <text:p text:style-name="P4">4) Limpiar la placa</text:p>
      <text:p text:style-name="P4"/>
      <text:p text:style-name="P4">This step is quite simple: just gently rinse the board in the water using soft sponge and some liquid soap. WARNING: Do not use washing liquids with soft abrasives at this step! The copper layer is very thin and can be damaged. Unlikely that you'll be able to remove it completely (adhesion is quite good), but you may break electrical connection between deposited layer inside holes and laminated copper. During electroplating lack of connection results to lack of copper deposition. So, be careful at this step.<text:line-break/><text:line-break/>Once board is cleaned up it is ready for the electropl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Tahoma, Helvetica, FreeSans, sans-serif"/>
    <style:font-face style:name="Lohit Devanagari1" svg:font-family="'Lohit Devanagari'"/>
    <style:font-face style:name="Arial2" svg:font-family="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7:28:36.342243118</meta:creation-date>
    <dc:date>2019-12-06T18:10:53.776503294</dc:date>
    <meta:editing-duration>PT32M6S</meta:editing-duration>
    <meta:editing-cycles>4</meta:editing-cycles>
    <meta:generator>LibreOffice/6.0.7.3$Linux_X86_64 LibreOffice_project/00m0$Build-3</meta:generator>
    <meta:document-statistic meta:table-count="0" meta:image-count="0" meta:object-count="0" meta:page-count="3" meta:paragraph-count="23" meta:word-count="1270" meta:character-count="7472" meta:non-whitespace-character-count="6209"/>
  </office:meta>
</office:document-meta>
</file>